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D05B0703630EB7A213.png" manifest:media-type="image/png"/>
  <manifest:file-entry manifest:full-path="Pictures/1000020100000361000001A4E60464D9DA9B3387.png" manifest:media-type="image/png"/>
  <manifest:file-entry manifest:full-path="Pictures/100002010000026E000001783AE1C37B66D273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f2e2" officeooo:paragraph-rsid="001af2e2"/>
    </style:style>
    <style:style style:name="P2" style:family="paragraph" style:parent-style-name="Standard">
      <style:text-properties officeooo:rsid="001af2e2" officeooo:paragraph-rsid="001af2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droes GOF Gang of Four</text:p>
      <text:p text:style-name="P1"/>
      <text:p text:style-name="P1"><draw:frame draw:style-name="fr1" draw:name="Figura1" text:anchor-type="paragraph" svg:width="16.274cm" svg:height="12.278cm" draw:z-index="0"><draw:image xlink:href="Pictures/1000020100000267000001D05B0703630EB7A213.png" xlink:type="simple" xlink:show="embed" xlink:actuate="onLoad"/></draw:frame></text:p>
      <text:p text:style-name="P1"/>
      <text:p text:style-name="P1"><draw:frame draw:style-name="fr2" draw:name="Figura2" text:anchor-type="paragraph" svg:width="16.459cm" svg:height="9.948cm" draw:z-index="1"><draw:image xlink:href="Pictures/100002010000026E000001783AE1C37B66D2730A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3" draw:name="Figura3" text:anchor-type="paragraph" svg:width="17cm" svg:height="8.255cm" draw:z-index="2"><draw:image xlink:href="Pictures/1000020100000361000001A4E60464D9DA9B33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3M13S</meta:editing-duration>
    <meta:editing-cycles>4</meta:editing-cycles>
    <meta:generator>LibreOffice/5.3.7.2$Windows_X86_64 LibreOffice_project/6b8ed514a9f8b44d37a1b96673cbbdd077e24059</meta:generator>
    <dc:date>2020-03-13T15:45:57.560000000</dc:date>
    <meta:document-statistic meta:table-count="0" meta:image-count="3" meta:object-count="0" meta:page-count="2" meta:paragraph-count="1" meta:word-count="5" meta:character-count="24" meta:non-whitespace-character-count="20"/>
    <meta:user-defined meta:name="Info 1"/>
    <meta:user-defined meta:name="Info 2"/>
    <meta:user-defined meta:name="Info 3"/>
    <meta:user-defined meta:name="Info 4"/>
  </office:meta>
</office:document-meta>
</file>